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5.159cm" fo:break-before="auto" style:use-optimal-row-height="false"/>
    </style:style>
    <style:style style:name="ro19" style:family="table-row">
      <style:table-row-properties style:row-height="0.762cm" fo:break-before="auto" style:use-optimal-row-height="false"/>
    </style:style>
    <style:style style:name="ro20"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table-cell office:value-type="string">
            <text:p>err_txt_cert_no_read</text:p>
          </table:table-cell>
          <table:table-cell office:value-type="string">
            <text:p>eUnreadable certificate</text:p>
          </table:table-cell>
          <table:table-cell table:style-name="ce18" office:value-type="string">
            <text:p>eCertificato illeggibile</text:p>
          </table:table-cell>
          <table:table-cell table:number-columns-repeated="1019"/>
        </table:table-row>
        <table:table-row table:style-name="ro1">
          <table:table-cell office:value-type="float" office:value="42">
            <text:p>42</text:p>
          </table:table-cell>
          <table:table-cell/>
          <table:table-cell office:value-type="string">
            <text:p>err_txt_cert_ko_core</text:p>
          </table:table-cell>
          <table:table-cell office:value-type="string">
            <text:p>eUnreadable core certificate elements</text:p>
          </table:table-cell>
          <table:table-cell table:style-name="ce18" office:value-type="string">
            <text:p>eElementi base del certificato non validi</text:p>
          </table:table-cell>
          <table:table-cell table:number-columns-repeated="1019"/>
        </table:table-row>
        <table:table-row table:style-name="ro1">
          <table:table-cell table:style-name="ce10" office:value-type="float" office:value="43">
            <text:p>43</text:p>
          </table:table-cell>
          <table:table-cell/>
          <table:table-cell office:value-type="string">
            <text:p>err_txt_cert_ko_extension</text:p>
          </table:table-cell>
          <table:table-cell office:value-type="string">
            <text:p>eCertificate extension faulty</text:p>
          </table:table-cell>
          <table:table-cell table:style-name="ce18" office:value-type="string">
            <text:p>eEstensione del certificato errata</text:p>
          </table:table-cell>
          <table:table-cell table:number-columns-repeated="1019"/>
        </table:table-row>
        <table:table-row table:style-name="ro1">
          <table:table-cell office:value-type="float" office:value="44">
            <text:p>44</text:p>
          </table:table-cell>
          <table:table-cell/>
          <table:table-cell office:value-type="string">
            <text:p>err_txt_cert_miss_ext</text:p>
          </table:table-cell>
          <table:table-cell office:value-type="string">
            <text:p>eMissing certificate extension</text:p>
          </table:table-cell>
          <table:table-cell table:style-name="ce18" office:value-type="string">
            <text:p>eAl certificato manca un'estensione</text:p>
          </table:table-cell>
          <table:table-cell table:number-columns-repeated="1019"/>
        </table:table-row>
        <table:table-row table:style-name="ro1">
          <table:table-cell office:value-type="float" office:value="45">
            <text:p>45</text:p>
          </table:table-cell>
          <table:table-cell/>
          <table:table-cell office:value-type="string">
            <text:p>err_txt_cert_noyver</text:p>
          </table:table-cell>
          <table:table-cell office:value-type="string">
            <text:p>eCertificate not yet verified</text:p>
          </table:table-cell>
          <table:table-cell table:style-name="ce18" office:value-type="string">
            <text:p>eCertificato non ancora verificato</text:p>
          </table:table-cell>
          <table:table-cell table:number-columns-repeated="1019"/>
        </table:table-row>
        <table:table-row table:style-name="ro1">
          <table:table-cell office:value-type="float" office:value="46">
            <text:p>46</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7">
            <text:p>47</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office:value-type="float" office:value="48">
            <text:p>48</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9">
            <text:p>49</text:p>
          </table:table-cell>
          <table:table-cell table:style-name="ce12" office:value-type="string">
            <text:p>CRL control state</text:p>
          </table:table-cell>
          <table:table-cell table:style-name="ce12" office:value-type="string">
            <text:p>err_txt_crl_ok</text:p>
          </table:table-cell>
          <table:table-cell table:style-name="ce10" office:value-type="string">
            <text:p>rControl with CRL enabled</text:p>
          </table:table-cell>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50">
            <text:p>50</text:p>
          </table:table-cell>
          <table:table-cell/>
          <table:table-cell office:value-type="string">
            <text:p>err_txt_crl_dis</text:p>
          </table:table-cell>
          <table:table-cell table:style-name="ce10"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office:value-type="float" office:value="51">
            <text:p>51</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table:style-name="ce10" office:value-type="float" office:value="52">
            <text:p>52</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office:value-type="float" office:value="53">
            <text:p>53</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office:value-type="float" office:value="54">
            <text:p>54</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5">
            <text:p>55</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office:value-type="float" office:value="57">
            <text:p>57</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8">
            <text:p>58</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9">
            <text:p>59</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60">
            <text:p>60</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office:value-type="float" office:value="61">
            <text:p>61</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62">
            <text:p>62</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63">
            <text:p>63</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64">
            <text:p>64</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5">
            <text:p>65</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6">
            <text:p>6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7">
            <text:p>6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8">
            <text:p>6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9">
            <text:p>6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70">
            <text:p>7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71">
            <text:p>7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72">
            <text:p>7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73">
            <text:p>7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74">
            <text:p>7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5">
            <text:p>75</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6">
            <text:p>76</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7">
            <text:p>77</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8">
            <text:p>78</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9">
            <text:p>79</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80">
            <text:p>80</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81">
            <text:p>81</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82">
            <text:p>82</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83">
            <text:p>83</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84">
            <text:p>84</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5">
            <text:p>85</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6">
            <text:p>86</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7">
            <text:p>87</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8">
            <text:p>88</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9">
            <text:p>89</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90">
            <text:p>90</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91">
            <text:p>91</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92">
            <text:p>92</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93">
            <text:p>93</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94">
            <text:p>94</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5">
            <text:p>95</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6">
            <text:p>96</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7">
            <text:p>97</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8">
            <text:p>98</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9">
            <text:p>99</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100">
            <text:p>100</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101">
            <text:p>101</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102">
            <text:p>102</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103">
            <text:p>103</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104">
            <text:p>104</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5">
            <text:p>105</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6">
            <text:p>106</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7">
            <text:p>107</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8">
            <text:p>108</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office:value-type="float" office:value="109">
            <text:p>109</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office:value-type="float" office:value="110">
            <text:p>110</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office:value-type="float" office:value="111">
            <text:p>111</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office:value-type="float" office:value="112">
            <text:p>112</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office:value-type="float" office:value="113">
            <text:p>113</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office:value-type="float" office:value="114">
            <text:p>114</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office:value-type="float" office:value="115">
            <text:p>115</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office:value-type="float" office:value="116">
            <text:p>116</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office:value-type="float" office:value="117">
            <text:p>117</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office:value-type="float" office:value="118">
            <text:p>118</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office:value-type="float" office:value="119">
            <text:p>119</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office:value-type="float" office:value="120">
            <text:p>120</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office:value-type="float" office:value="121">
            <text:p>121</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office:value-type="float" office:value="122">
            <text:p>122</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office:value-type="float" office:value="123">
            <text:p>123</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office:value-type="float" office:value="124">
            <text:p>124</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office:value-type="float" office:value="125">
            <text:p>125</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office:value-type="float" office:value="126">
            <text:p>126</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office:value-type="float" office:value="127">
            <text:p>127</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office:value-type="float" office:value="128">
            <text:p>128</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office:value-type="float" office:value="129">
            <text:p>129</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office:value-type="float" office:value="130">
            <text:p>130</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office:value-type="float" office:value="131">
            <text:p>131</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office:value-type="float" office:value="132">
            <text:p>132</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office:value-type="float" office:value="133">
            <text:p>133</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office:value-type="float" office:value="134">
            <text:p>134</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office:value-type="float" office:value="135">
            <text:p>135</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office:value-type="float" office:value="136">
            <text:p>136</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office:value-type="float" office:value="137">
            <text:p>137</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office:value-type="float" office:value="138">
            <text:p>138</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office:value-type="float" office:value="139">
            <text:p>139</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office:value-type="float" office:value="140">
            <text:p>140</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office:value-type="float" office:value="141">
            <text:p>141</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 table:number-rows-repeated="32652">
          <table:table-cell table:number-columns-repeated="1024"/>
        </table:table-row>
        <table:table-row table:style-name="ro3" table:number-rows-repeated="32741">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18">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9">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0">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0">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0">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0">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0">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0">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0">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0">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0">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0">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0">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0">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0">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0">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0">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0">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0">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0">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0">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0">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0">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0">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0">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0">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0">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0">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0">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0">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0">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0">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0">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0">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0">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0">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0">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0">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0">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0">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0">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0">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0">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0">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0">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0">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0">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0">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0">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0">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0">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0">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0">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0">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0">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0">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0">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0">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0">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0">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0">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0">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0">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0">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0">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0">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0">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0">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0">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0">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0">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0">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0">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0">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0">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0">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0">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0">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0">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0">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0">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0">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0">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0">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0">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0">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0">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0">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0">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0">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0">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0">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0">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0">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0">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0">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0">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0">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0">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0">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0">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0">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0">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0">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0">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0">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0">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0">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0">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0">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0">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0">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0">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0">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0">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0">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0">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0">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0">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0">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0">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0">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0">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0">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0">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0">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0">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0">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0">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0">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0">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0">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0">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0">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0">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0">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0">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0">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0">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0">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0">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0">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0">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0">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0">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0">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0">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0">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0">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0">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0">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0">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0">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0">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0">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0">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0">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0">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0">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0">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0">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0">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0">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0">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0">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0">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0">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0">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0">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0">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0">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0">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0">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0">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0">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0">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0">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0">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0">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0">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0">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0">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0">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0">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0">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0">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0">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0">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0">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0">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0">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0">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0">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0">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0">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0">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0">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0">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0">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0">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0">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0">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0">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0">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0">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0">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0">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0">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0">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0">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0">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0">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0">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0">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0">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0">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0">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0">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0">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0">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0">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0">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0">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0">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0">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0">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0">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0">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0">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0">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0">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0">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0">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0">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0">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0">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0">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0">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0">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0">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0">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0">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0">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0">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0">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0">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0">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0">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0">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0">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0">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0">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0">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0">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0">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0">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0">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0">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0">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0">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0">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0">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0">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0">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0">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0">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0">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0">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0">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0">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0">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0">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0">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0">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0">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0">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0">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0">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0">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0">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0">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0">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0">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0">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0">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0">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0">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0">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0">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0">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0">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0">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0">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0">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0">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0">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0">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0">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0">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9">19/05/2009</text:date>, <text:time>14:52:4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31</meta:editing-cycles>
    <meta:creation-date>2008-05-04T10:18:05</meta:creation-date>
    <dc:date>2009-05-19T14:52:40</dc:date>
    <dc:creator>Giuseppe Castagno</dc:creator>
    <meta:editing-duration>PT30H01M40S</meta:editing-duration>
    <meta:document-statistic meta:table-count="6" meta:cell-count="137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